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E086DE9F707FC2E9AD.png" manifest:media-type="image/png"/>
  <manifest:file-entry manifest:full-path="Pictures/1000000100000556000002E0D7BDAC2D730C54FE.png" manifest:media-type="image/png"/>
  <manifest:file-entry manifest:full-path="Pictures/1000000100000556000002E0506205C5E65EA98E.png" manifest:media-type="image/png"/>
  <manifest:file-entry manifest:full-path="Pictures/1000000100000556000002E0424D5C736AEC9D2B.png" manifest:media-type="image/png"/>
  <manifest:file-entry manifest:full-path="Pictures/100000010000031C00000227D2A62841DA55D45B.png" manifest:media-type="image/png"/>
  <manifest:file-entry manifest:full-path="Pictures/1000000100000556000002E08CDBA3F974AE001C.png" manifest:media-type="image/png"/>
  <manifest:file-entry manifest:full-path="Pictures/100000010000031C00000227EC8C30EC2ECFDBB7.png" manifest:media-type="image/png"/>
  <manifest:file-entry manifest:full-path="Pictures/100000010000031C00000227A0E59EF2618C0C33.png" manifest:media-type="image/png"/>
  <manifest:file-entry manifest:full-path="Pictures/100000010000031C00000227C34FE371BE1D6CC4.png" manifest:media-type="image/png"/>
  <manifest:file-entry manifest:full-path="Pictures/100000010000031C000002273F48A40101864886.png" manifest:media-type="image/png"/>
  <manifest:file-entry manifest:full-path="Pictures/100000010000031C00000227A5A07E726993773B.png" manifest:media-type="image/png"/>
  <manifest:file-entry manifest:full-path="Pictures/100000010000031C000002278AB510DEC55DA8F5.png" manifest:media-type="image/png"/>
  <manifest:file-entry manifest:full-path="Pictures/100000010000031C00000227F5290D2917F137DC.png" manifest:media-type="image/png"/>
  <manifest:file-entry manifest:full-path="Pictures/100000010000031C000002275772B46FFEF85EE9.png" manifest:media-type="image/png"/>
  <manifest:file-entry manifest:full-path="Pictures/100000010000031C000002274BB096172686678C.png" manifest:media-type="image/png"/>
  <manifest:file-entry manifest:full-path="Pictures/100000010000031C000002271B9BC94874907EBE.png" manifest:media-type="image/png"/>
  <manifest:file-entry manifest:full-path="Pictures/1000000100000556000002E0DD7302C4C9C675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c45" officeooo:paragraph-rsid="00131c45"/>
    </style:style>
    <style:style style:name="P2" style:family="paragraph" style:parent-style-name="Standard">
      <style:text-properties officeooo:rsid="00144621" officeooo:paragraph-rsid="00144621"/>
    </style:style>
    <style:style style:name="P3" style:family="paragraph" style:parent-style-name="Standard">
      <style:text-properties officeooo:rsid="00156b1f" officeooo:paragraph-rsid="00156b1f"/>
    </style:style>
    <style:style style:name="P4" style:family="paragraph" style:parent-style-name="Standard">
      <style:text-properties officeooo:rsid="00156b1f" officeooo:paragraph-rsid="00144621"/>
    </style:style>
    <style:style style:name="P5" style:family="paragraph" style:parent-style-name="Standard">
      <style:text-properties officeooo:rsid="0015c30f" officeooo:paragraph-rsid="0015c30f"/>
    </style:style>
    <style:style style:name="P6" style:family="paragraph" style:parent-style-name="Standard">
      <style:text-properties officeooo:rsid="00166974" officeooo:paragraph-rsid="00166974"/>
    </style:style>
    <style:style style:name="P7" style:family="paragraph" style:parent-style-name="Standard">
      <style:text-properties officeooo:rsid="00166974" officeooo:paragraph-rsid="001669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a</text:p>
      <text:p text:style-name="P1"><draw:frame draw:style-name="fr3" draw:name="Image1" text:anchor-type="char" svg:x="0cm" svg:y="0.265cm" svg:width="17cm" svg:height="9.158cm" draw:z-index="0"><draw:image xlink:href="Pictures/1000000100000556000002E0424D5C736AEC9D2B.png" xlink:type="simple" xlink:show="embed" xlink:actuate="onLoad" draw:mime-type="image/png"/></draw:frame></text:p>
      <text:p text:style-name="P1"/>
      <text:p text:style-name="P1">1/b</text:p>
      <text:p text:style-name="P1"><draw:frame draw:style-name="fr1" draw:name="Image2" text:anchor-type="char" svg:width="17cm" svg:height="11.767cm" draw:z-index="1"><draw:image xlink:href="Pictures/100000010000031C000002273F48A40101864886.png" xlink:type="simple" xlink:show="embed" xlink:actuate="onLoad" draw:mime-type="image/png"/></draw:frame></text:p>
      <text:p text:style-name="P1"/>
      <text:p text:style-name="P1">1/c</text:p>
      <text:p text:style-name="P1"/>
      <text:p text:style-name="P1"><draw:frame draw:style-name="fr3" draw:name="Image3" text:anchor-type="char" svg:x="0cm" svg:y="-0.9cm" svg:width="17cm" svg:height="11.767cm" draw:z-index="2"><draw:image xlink:href="Pictures/100000010000031C00000227EC8C30EC2ECFDBB7.png" xlink:type="simple" xlink:show="embed" xlink:actuate="onLoad" draw:mime-type="image/png"/></draw:frame><text:soft-page-break/></text:p>
      <text:p text:style-name="P3">1/d</text:p>
      <text:p text:style-name="P2"><draw:frame draw:style-name="fr1" draw:name="Image5" text:anchor-type="char" svg:width="17cm" svg:height="11.767cm" draw:z-index="12"><draw:image xlink:href="Pictures/100000010000031C00000227A0E59EF2618C0C33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1/e</text:p>
      <text:p text:style-name="P4"><draw:frame draw:style-name="fr3" draw:name="Image4" text:anchor-type="char" svg:x="0cm" svg:y="2.275cm" svg:width="17cm" svg:height="11.767cm" draw:z-index="3"><draw:image xlink:href="Pictures/100000010000031C000002275772B46FFEF85EE9.png" xlink:type="simple" xlink:show="embed" xlink:actuate="onLoad" draw:mime-type="image/png"/></draw:frame><draw:frame draw:style-name="fr3" draw:name="Image6" text:anchor-type="char" svg:x="0cm" svg:y="1.958cm" svg:width="17cm" svg:height="11.767cm" draw:z-index="4"><draw:image xlink:href="Pictures/100000010000031C00000227A5A07E726993773B.png" xlink:type="simple" xlink:show="embed" xlink:actuate="onLoad" draw:mime-type="image/png"/></draw:frame><draw:frame draw:style-name="fr3" draw:name="Image7" text:anchor-type="char" svg:x="0.265cm" svg:y="3.969cm" svg:width="17cm" svg:height="11.767cm" draw:z-index="5"><draw:image xlink:href="Pictures/100000010000031C00000227D2A62841DA55D45B.png" xlink:type="simple" xlink:show="embed" xlink:actuate="onLoad" draw:mime-type="image/png"/></draw:frame><draw:frame draw:style-name="fr3" draw:name="Image8" text:anchor-type="char" svg:x="0cm" svg:y="6.033cm" svg:width="17cm" svg:height="11.767cm" draw:z-index="6"><draw:image xlink:href="Pictures/100000010000031C00000227C34FE371BE1D6CC4.png" xlink:type="simple" xlink:show="embed" xlink:actuate="onLoad" draw:mime-type="image/png"/></draw:frame><draw:frame draw:style-name="fr3" draw:name="Image9" text:anchor-type="char" svg:x="0.265cm" svg:y="8.202cm" svg:width="17cm" svg:height="11.767cm" draw:z-index="7"><draw:image xlink:href="Pictures/100000010000031C00000227F5290D2917F137DC.png" xlink:type="simple" xlink:show="embed" xlink:actuate="onLoad" draw:mime-type="image/png"/></draw:frame><draw:frame draw:style-name="fr3" draw:name="Image10" text:anchor-type="char" svg:x="0cm" svg:y="9.79cm" svg:width="17cm" svg:height="11.767cm" draw:z-index="8"><draw:image xlink:href="Pictures/100000010000031C000002274BB096172686678C.png" xlink:type="simple" xlink:show="embed" xlink:actuate="onLoad" draw:mime-type="image/png"/></draw:frame><draw:frame draw:style-name="fr3" draw:name="Image11" text:anchor-type="char" svg:x="0cm" svg:y="11.395cm" svg:width="17cm" svg:height="11.767cm" draw:z-index="9"><draw:image xlink:href="Pictures/100000010000031C000002278AB510DEC55DA8F5.png" xlink:type="simple" xlink:show="embed" xlink:actuate="onLoad" draw:mime-type="image/png"/></draw:frame><draw:frame draw:style-name="fr3" draw:name="Image12" text:anchor-type="char" svg:x="0cm" svg:y="13.494cm" svg:width="17cm" svg:height="11.767cm" draw:z-index="10"><draw:image xlink:href="Pictures/100000010000031C000002271B9BC94874907EBE.png" xlink:type="simple" xlink:show="embed" xlink:actuate="onLoad" draw:mime-type="image/png"/></draw:frame></text:p>
      <text:p text:style-name="P3"/>
      <text:p text:style-name="P3"/>
      <text:p text:style-name="P3"/>
      <text:p text:style-name="P5"><text:soft-page-break/>1/f</text:p>
      <text:p text:style-name="P5">1<draw:frame draw:style-name="fr3" draw:name="Image13" text:anchor-type="char" svg:x="0.106cm" svg:y="0.321cm" svg:width="17cm" svg:height="9.158cm" draw:z-index="11"><draw:image xlink:href="Pictures/1000000100000556000002E0DD7302C4C9C6756D.png" xlink:type="simple" xlink:show="embed" xlink:actuate="onLoad" draw:mime-type="image/png"/></draw:frame>/g</text:p>
      <text:p text:style-name="P6"><draw:frame draw:style-name="fr1" draw:name="Image15" text:anchor-type="char" svg:width="17cm" svg:height="9.158cm" draw:z-index="14"><draw:image xlink:href="Pictures/1000000100000556000002E08CDBA3F974AE001C.png" xlink:type="simple" xlink:show="embed" xlink:actuate="onLoad" draw:mime-type="image/png"/></draw:frame></text:p>
      <text:p text:style-name="P6"><draw:frame draw:style-name="fr2" draw:name="Image16" text:anchor-type="char" svg:width="17cm" svg:height="9.158cm" draw:z-index="15"><draw:image xlink:href="Pictures/1000000100000556000002E0506205C5E65EA98E.png" xlink:type="simple" xlink:show="embed" xlink:actuate="onLoad" draw:mime-type="image/png"/></draw:frame><text:soft-page-break/></text:p>
      <text:p text:style-name="P6"><draw:frame draw:style-name="fr1" draw:name="Image17" text:anchor-type="char" svg:width="17cm" svg:height="9.158cm" draw:z-index="16"><draw:image xlink:href="Pictures/1000000100000556000002E0D7BDAC2D730C54FE.png" xlink:type="simple" xlink:show="embed" xlink:actuate="onLoad" draw:mime-type="image/png"/></draw:frame></text:p>
      <text:p text:style-name="P6"/>
      <text:p text:style-name="P6"/>
      <text:p text:style-name="P6">1/h does not work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/i</text:p>
      <text:p text:style-name="P6"><draw:frame draw:style-name="fr2" draw:name="Image14" text:anchor-type="char" svg:width="17cm" svg:height="9.158cm" draw:z-index="13"><draw:image xlink:href="Pictures/1000000100000556000002E086DE9F707FC2E9A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08:07:23.038379921</meta:creation-date>
    <dc:date>2022-03-02T09:02:52.816498846</dc:date>
    <meta:editing-duration>PT8M32S</meta:editing-duration>
    <meta:editing-cycles>3</meta:editing-cycles>
    <meta:generator>LibreOffice/7.2.5.2.0$Linux_X86_64 LibreOffice_project/20$Build-2</meta:generator>
    <meta:document-statistic meta:table-count="0" meta:image-count="17" meta:object-count="0" meta:page-count="6" meta:paragraph-count="9" meta:word-count="12" meta:character-count="41" meta:non-whitespace-character-count="38"/>
  </office:meta>
</office:document-meta>
</file>